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7933333333333cm" style:use-optimal-column-width="true"/>
    </style:style>
    <style:style style:name="co2" style:family="table-column">
      <style:table-column-properties fo:break-before="auto" style:column-width="3.64066666666667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0955cm" style:use-optimal-column-width="true"/>
    </style:style>
    <style:style style:name="co7" style:family="table-column">
      <style:table-column-properties fo:break-before="auto" style:column-width="2.921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 testen parameters:</text:p>
          </table:table-cell>
          <table:table-cell office:value-type="string" table:style-name="ce1">
            <text:p>BeagleBone Ai</text:p>
          </table:table-cell>
          <table:table-cell office:value-type="string" table:style-name="ce1">
            <text:p>Coral Dev</text:p>
          </table:table-cell>
          <table:table-cell office:value-type="string" table:style-name="ce1">
            <text:p>Nvidia Jetson Nano</text:p>
          </table:table-cell>
          <table:table-cell office:value-type="string" table:style-name="ce1">
            <text:p>Raspberry Pi</text:p>
          </table:table-cell>
          <table:table-cell office:value-type="string" table:style-name="ce1">
            <text:p>Nvidia Jetson TX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ssificatie(Mnist Data)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dient NN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urrent NN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ressed air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rendra4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cond order TF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iction Curve</text:p>
          </table:table-cell>
          <table:table-cell office:value-type="string" table:style-name="ce1">
            <text:p>trainingsfas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ecutie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rno plaetinck</meta:initial-creator>
    <dc:creator>arno plaetinck</dc:creator>
    <meta:creation-date>2019-11-11T12:14:26Z</meta:creation-date>
    <dc:date>2019-11-11T12:50:21Z</dc:date>
  </office:meta>
</office:document-meta>
</file>